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L Gothic" fo:font-size="18pt" officeooo:rsid="0002dcd5" officeooo:paragraph-rsid="0002dcd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VL Gothic" fo:font-size="18pt" fo:font-weight="bold" officeooo:rsid="0002dcd5" officeooo:paragraph-rsid="0002dcd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L Gothic" fo:font-size="18pt" style:text-underline-style="solid" style:text-underline-width="auto" style:text-underline-color="font-color" fo:font-weight="bold" officeooo:rsid="0002dcd5" officeooo:paragraph-rsid="0002dcd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L Gothic" fo:font-size="16pt" officeooo:rsid="0002dcd5" officeooo:paragraph-rsid="0002dcd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VL Gothic" fo:font-size="16pt" officeooo:rsid="0002dcd5" officeooo:paragraph-rsid="0002dcd5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VL Gothic" fo:font-size="16pt" officeooo:rsid="00034aaf" officeooo:paragraph-rsid="00034aa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VL Gothic" fo:font-size="16pt" officeooo:rsid="00043081" officeooo:paragraph-rsid="0004308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VL Gothic" fo:font-size="16pt" fo:font-weight="bold" officeooo:rsid="0002dcd5" officeooo:paragraph-rsid="0002dcd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L Gothic" fo:font-size="16pt" fo:font-weight="bold" officeooo:rsid="00034aaf" officeooo:paragraph-rsid="00034aa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L Gothic" fo:font-size="16pt" fo:font-weight="bold" officeooo:rsid="00043081" officeooo:paragraph-rsid="00043081" style:font-size-asian="16pt" style:font-weight-asian="bold" style:font-size-complex="16pt" style:font-weight-complex="bold"/>
    </style:style>
    <style:style style:name="T1" style:family="text">
      <style:text-properties officeooo:rsid="00043081"/>
    </style:style>
    <style:style style:name="T2" style:family="text">
      <style:text-properties officeooo:rsid="00045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ción del Proyecto de Sintesis:</text:p>
      <text:p text:style-name="P1"/>
      <text:p text:style-name="P2">Miembros del Grupo:</text:p>
      <text:p text:style-name="P1">Daniel de la Lastra</text:p>
      <text:p text:style-name="P1">Hangjie Huang</text:p>
      <text:p text:style-name="P5"/>
      <text:p text:style-name="P4"/>
      <text:p text:style-name="P2">Nombre de la Página:</text:p>
      <text:p text:style-name="P1">“Linux 101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Índice:</text:p>
      <text:p text:style-name="P1"/>
      <text:p text:style-name="P8">1.<text:span text:style-name="T1">¿De que trata nuestro sitio web?.</text:span></text:p>
      <text:p text:style-name="P4"/>
      <text:p text:style-name="P9">2.<text:span text:style-name="T1">Secciones del sitio.</text:span></text:p>
      <text:p text:style-name="P6"><text:tab/><text:span text:style-name="T1">2.1.Contenido.</text:span></text:p>
      <text:p text:style-name="P6"><text:tab/><text:span text:style-name="T1">2.2.Diseño.</text:span></text:p>
      <text:p text:style-name="P6"/>
      <text:p text:style-name="P10">3.Herramientas utilizadas.</text:p>
      <text:p text:style-name="P7"><text:tab/>3.1.Descripción de cada herramienta.</text:p>
      <text:p text:style-name="P7"><text:tab/>3.2.Para que las hemos utilizado.</text:p>
      <text:p text:style-name="P7"/>
      <text:p text:style-name="P10">4.<text:span text:style-name="T2">Árbol de directorios locales del Proyecto.</text:span></text:p>
      <text:p text:style-name="P10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8:07:30.789097434</meta:creation-date>
    <dc:date>2016-05-19T17:39:53.280826290</dc:date>
    <meta:editing-duration>PT1H18M1S</meta:editing-duration>
    <meta:editing-cycles>1</meta:editing-cycles>
    <meta:document-statistic meta:table-count="0" meta:image-count="0" meta:object-count="0" meta:page-count="2" meta:paragraph-count="16" meta:word-count="49" meta:character-count="354" meta:non-whitespace-character-count="315"/>
    <meta:generator>LibreOffice/5.0.4.2$Linux_X86_64 LibreOffice_project/00$Build-2</meta:generator>
  </office:meta>
</office:document-meta>
</file>